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22" manifest:media-type="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OpenSymbol1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307cm" style:rel-column-width="9362*"/>
    </style:style>
    <style:style style:name="Tableau1.G" style:family="table-column">
      <style:table-column-properties style:column-width="1.307cm" style:rel-column-width="9363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background-color="#7bdfd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G1" style:family="table-cell">
      <style:table-cell-properties style:vertical-align="middle" fo:background-color="#7bdfd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7bdfde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paragraph-properties fo:text-align="start" style:justify-single-word="false"/>
      <style:text-properties officeooo:paragraph-rsid="004138f6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text-properties officeooo:paragraph-rsid="00378113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style:paragraph-properties fo:margin-top="0cm" fo:margin-bottom="1cm" loext:contextual-spacing="false"/>
    </style:style>
    <style:style style:name="P27" style:family="paragraph" style:parent-style-name="Standard">
      <style:paragraph-properties fo:margin-top="0cm" fo:margin-bottom="1cm" loext:contextual-spacing="false"/>
      <style:text-properties officeooo:paragraph-rsid="001eed56"/>
    </style:style>
    <style:style style:name="P28" style:family="paragraph" style:parent-style-name="FILET_5f_POINTILLES">
      <style:paragraph-properties fo:margin-top="0cm" fo:margin-bottom="0cm" loext:contextual-spacing="false" style:writing-mode="lr-tb"/>
      <style:text-properties officeooo:paragraph-rsid="0030edd8"/>
    </style:style>
    <style:style style:name="P29" style:family="paragraph" style:parent-style-name="_5f_num_5f_abcd">
      <style:paragraph-properties fo:margin-top="0cm" fo:margin-bottom="0cm" loext:contextual-spacing="false" fo:text-align="center" style:justify-single-word="false">
        <style:tab-stops>
          <style:tab-stop style:position="0.499cm" style:type="right" style:leader-style="dotted" style:leader-text="."/>
          <style:tab-stop style:position="9.4cm" style:type="right" style:leader-style="dotted" style:leader-text="."/>
        </style:tab-stops>
      </style:paragraph-properties>
      <style:text-properties fo:font-size="9pt" officeooo:paragraph-rsid="00424ada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31" style:family="paragraph" style:parent-style-name="_5f_Paragraphe_20_livret_20_">
      <style:paragraph-properties fo:margin-top="0.15cm" fo:margin-bottom="0.15cm" loext:contextual-spacing="false"/>
    </style:style>
    <style:style style:name="P32" style:family="paragraph" style:parent-style-name="_5f_Paragraphe_20_livret_20_">
      <style:paragraph-properties fo:margin-top="0.349cm" fo:margin-bottom="0.15cm" loext:contextual-spacing="false"/>
    </style:style>
    <style:style style:name="P33" style:family="paragraph" style:parent-style-name="_5f_Paragraphe_20_livret">
      <style:paragraph-properties fo:margin-top="0cm" fo:margin-bottom="0.101cm" loext:contextual-spacing="false"/>
    </style:style>
    <style:style style:name="P34" style:family="paragraph" style:parent-style-name="Exo_5f_Num" style:list-style-name="Num_5f_Exo" style:master-page-name="">
      <loext:graphic-properties draw:fill="none"/>
      <style:paragraph-properties fo:margin-left="0cm" fo:margin-right="0cm" fo:margin-top="0.9cm" fo:margin-bottom="0.199cm" loext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35" style:family="paragraph" style:parent-style-name="Exo_5f_Num">
      <style:paragraph-properties fo:margin-top="0.499cm" fo:margin-bottom="0cm" loext:contextual-spacing="false"/>
    </style:style>
    <style:style style:name="P36" style:family="paragraph" style:parent-style-name="Exo_5f_Num">
      <style:paragraph-properties fo:margin-top="0.499cm" fo:margin-bottom="0cm" loext:contextual-spacing="false"/>
      <style:text-properties officeooo:paragraph-rsid="004138f6"/>
    </style:style>
    <style:style style:name="P37" style:family="paragraph" style:parent-style-name="Exo_5f_Num" style:list-style-name="Num_5f_Exo">
      <style:paragraph-properties fo:margin-top="0.4cm" fo:margin-bottom="0.101cm" loext:contextual-spacing="false" fo:text-align="justify" style:justify-single-word="false"/>
    </style:style>
    <style:style style:name="P38" style:family="paragraph" style:parent-style-name="Exo_5f_Num" style:list-style-name="Num_5f_Exo">
      <style:paragraph-properties fo:margin-top="0.499cm" fo:margin-bottom="0.101cm" loext:contextual-spacing="false" fo:text-align="justify" style:justify-single-word="false"/>
    </style:style>
    <style:style style:name="P39" style:family="paragraph" style:parent-style-name="FILET_5f_POINTILLES">
      <style:text-properties officeooo:paragraph-rsid="0043445f"/>
    </style:style>
    <style:style style:name="P40" style:family="paragraph" style:parent-style-name="FILET_5f_POINTILLES">
      <style:paragraph-properties fo:margin-top="0.3cm" fo:margin-bottom="0cm" loext:contextual-spacing="false"/>
      <style:text-properties officeooo:paragraph-rsid="0043445f"/>
    </style:style>
    <style:style style:name="P4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42" style:family="paragraph" style:parent-style-name="_5f_Paragraphe_20_de_20_s_27_entraîner" style:list-style-name="liste_5f_abc">
      <style:text-properties officeooo:paragraph-rsid="003ab79a"/>
    </style:style>
    <style:style style:name="P43" style:family="paragraph" style:parent-style-name="_5f_Paragraphe_20_livret" style:list-style-name="_5f_Numérotation_20_des_20_exercices_20_livrets">
      <style:paragraph-properties>
        <style:tab-stops>
          <style:tab-stop style:position="5.5cm" style:type="right" style:leader-style="dotted" style:leader-text="."/>
        </style:tab-stops>
      </style:paragraph-properties>
    </style:style>
    <style:style style:name="P44" style:family="paragraph" style:parent-style-name="_5f_Paragraphe_20_livret" style:list-style-name="_5f_Numérotation_20_des_20_exercices_20_livrets" style:master-page-name="">
      <style:paragraph-properties style:page-number="auto">
        <style:tab-stops>
          <style:tab-stop style:position="5.5cm" style:type="right" style:leader-style="dotted" style:leader-text="."/>
        </style:tab-stops>
      </style:paragraph-properties>
    </style:style>
    <style:style style:name="P45" style:family="paragraph" style:parent-style-name="_5f_Paragraphe_20_livret" style:list-style-name="liste_5f_abc">
      <style:paragraph-properties fo:margin-top="0.3cm" fo:margin-bottom="0.101cm" loext:contextual-spacing="false"/>
    </style:style>
    <style:style style:name="P46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138f6"/>
    </style:style>
    <style:style style:name="P47" style:family="paragraph" style:parent-style-name="_5f_Paragraphe_20_livret_20_" style:list-style-name="liste_5f_abc">
      <style:paragraph-properties fo:margin-top="0.199cm" fo:margin-bottom="0.199cm" loext:contextual-spacing="false">
        <style:tab-stops>
          <style:tab-stop style:position="1.256cm" style:type="right"/>
          <style:tab-stop style:position="1.416cm"/>
        </style:tab-stops>
      </style:paragraph-properties>
      <style:text-properties fo:font-weight="normal" style:font-weight-asian="normal" style:font-weight-complex="normal"/>
    </style:style>
    <style:style style:name="P48" style:family="paragraph" style:parent-style-name="_5f_Paragraphe_20_livret_20_" style:list-style-name="liste_5f_abc">
      <style:paragraph-properties fo:margin-top="0.199cm" fo:margin-bottom="0.199cm" loext:contextual-spacing="false">
        <style:tab-stops>
          <style:tab-stop style:position="1.256cm" style:type="right"/>
          <style:tab-stop style:position="1.416cm"/>
        </style:tab-stops>
      </style:paragraph-properties>
      <style:text-properties fo:font-weight="normal" officeooo:paragraph-rsid="003c3163" style:font-weight-asian="normal" style:font-weight-complex="normal"/>
    </style:style>
    <style:style style:name="P49" style:family="paragraph" style:parent-style-name="_5f_Paragraphe_20_livret_20_" style:list-style-name="liste_5f_abc">
      <style:paragraph-properties fo:margin-top="0.199cm" fo:margin-bottom="0.199cm" loext:contextual-spacing="false">
        <style:tab-stops>
          <style:tab-stop style:position="0.55cm"/>
        </style:tab-stops>
      </style:paragraph-properties>
      <style:text-properties fo:color="#b3b3b3" fo:font-style="normal" style:font-style-asian="normal" style:font-style-complex="normal"/>
    </style:style>
    <style:style style:name="P50" style:family="paragraph" style:parent-style-name="_5f_Paragraphe_20_livret_20_" style:list-style-name="liste_5f_abc">
      <style:paragraph-properties fo:margin-top="0.199cm" fo:margin-bottom="0cm" loext:contextual-spacing="false">
        <style:tab-stops>
          <style:tab-stop style:position="0.55cm"/>
        </style:tab-stops>
      </style:paragraph-properties>
      <style:text-properties fo:color="#b3b3b3" fo:font-style="normal" officeooo:paragraph-rsid="003c3163" style:font-style-asian="normal" style:font-style-complex="normal"/>
    </style:style>
    <style:style style:name="P51" style:family="paragraph" style:parent-style-name="_5f_Paragraphe_20_livret_20_" style:list-style-name="liste_5f_abc">
      <style:paragraph-properties fo:margin-top="0.4cm" fo:margin-bottom="0cm" loext:contextual-spacing="false">
        <style:tab-stops>
          <style:tab-stop style:position="0.55cm"/>
        </style:tab-stops>
      </style:paragraph-properties>
      <style:text-properties fo:color="#b3b3b3" fo:font-style="normal" officeooo:paragraph-rsid="003c3163" style:font-style-asian="normal" style:font-style-complex="normal"/>
    </style:style>
    <style:style style:name="P52" style:family="paragraph" style:parent-style-name="_5f_Paragraphe_20_livret_20_réponse_20_élève" style:list-style-name="liste_5f_abc">
      <style:text-properties officeooo:paragraph-rsid="004138f6"/>
    </style:style>
    <style:style style:name="P53" style:family="paragraph" style:parent-style-name="_5f_Paragraphe_20_livret_20_réponse_20_élève" style:list-style-name="liste_5f_abc">
      <style:text-properties officeooo:paragraph-rsid="00424ada"/>
    </style:style>
    <style:style style:name="P54" style:family="paragraph" style:parent-style-name="_5f_Paragraphe_20_livret_20_réponse_20_élève" style:list-style-name="liste_5f_abc">
      <style:paragraph-properties>
        <style:tab-stops>
          <style:tab-stop style:position="2.397cm" style:type="center"/>
          <style:tab-stop style:position="2.997cm"/>
        </style:tab-stops>
      </style:paragraph-properties>
      <style:text-properties officeooo:paragraph-rsid="003c3163"/>
    </style:style>
    <style:style style:name="P55" style:family="paragraph" style:parent-style-name="_5f_Paragraphe_20_livret_20_réponse_20_élève" style:list-style-name="liste_5f_abc">
      <style:paragraph-properties>
        <style:tab-stops>
          <style:tab-stop style:position="2.397cm" style:type="center"/>
          <style:tab-stop style:position="2.997cm"/>
        </style:tab-stops>
      </style:paragraph-properties>
      <style:text-properties officeooo:paragraph-rsid="00424ada"/>
    </style:style>
    <style:style style:name="P56" style:family="paragraph" style:parent-style-name="_5f_Paragraphe_20_livret_20_réponse_20_élève" style:list-style-name="_5f_Numérotation_20_des_20_exercices_20_livrets">
      <style:paragraph-properties fo:margin-top="0.199cm" fo:margin-bottom="0.199cm" loext:contextual-spacing="false" fo:line-height="100%"/>
    </style:style>
    <style:style style:name="P57" style:family="paragraph" style:parent-style-name="_5f_Paragraphe_20_livret_20_réponse_20_élève" style:list-style-name="_5f_Numérotation_20_des_20_exercices_20_livrets">
      <style:paragraph-properties fo:margin-top="0.199cm" fo:margin-bottom="0cm" loext:contextual-spacing="false" fo:line-height="100%"/>
      <style:text-properties officeooo:paragraph-rsid="002246a8"/>
    </style:style>
    <style:style style:name="P58" style:family="paragraph" style:parent-style-name="_5f_Paragraphe_20_livret_20_réponse_20_élève" style:list-style-name="liste_5f_abc">
      <style:paragraph-properties style:line-height-at-least="0.499cm" style:writing-mode="lr-tb"/>
      <style:text-properties officeooo:paragraph-rsid="004138f6"/>
    </style:style>
    <style:style style:name="P59" style:family="paragraph" style:parent-style-name="_5f_Paragraphe_20_livret_20_réponse_20_élève" style:list-style-name="liste_5f_abc">
      <style:paragraph-properties fo:margin-top="0.101cm" fo:margin-bottom="0cm" loext:contextual-spacing="false">
        <style:tab-stops>
          <style:tab-stop style:position="2.397cm" style:type="center"/>
          <style:tab-stop style:position="2.905cm"/>
        </style:tab-stops>
      </style:paragraph-properties>
      <style:text-properties officeooo:paragraph-rsid="003c3163"/>
    </style:style>
    <style:style style:name="P60" style:family="paragraph" style:parent-style-name="_5f_Pied_20_de_20_page" style:list-style-name="">
      <style:paragraph-properties fo:text-align="end" style:justify-single-word="false"/>
    </style:style>
    <style:style style:name="P61" style:family="paragraph" style:parent-style-name="_5f_Pied_20_de_20_page">
      <style:paragraph-properties fo:text-align="end" style:justify-single-word="false"/>
    </style:style>
    <style:style style:name="P62" style:family="paragraph" style:parent-style-name="_5f_Pied_20_de_20_page" style:list-style-name=""/>
    <style:style style:name="P6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_5f_Titre_20_d_27_exercices_20_livret" style:master-page-name="_5f_Fiche_20_éditeur_20_série_20_2_20_une_20_colonne_20_impaire_20__28_G_29_">
      <style:paragraph-properties fo:margin-top="0cm" fo:margin-bottom="0cm" loext:contextual-spacing="false" style:page-number="25" fo:break-before="auto" fo:break-after="auto"/>
    </style:style>
    <style:style style:name="P65" style:family="paragraph" style:parent-style-name="_5f_Titre_20_d_27_exercices_20_livret">
      <style:paragraph-properties fo:margin-top="0.499cm" fo:margin-bottom="0cm" loext:contextual-spacing="false" text:number-lines="true" text:line-number="0">
        <style:tab-stops/>
      </style:paragraph-properties>
    </style:style>
    <style:style style:name="P66" style:family="paragraph" style:parent-style-name="_5f_num_5f_abcd" style:list-style-name="liste_5f_abc"/>
    <style:style style:name="P67" style:family="paragraph" style:parent-style-name="_5f_num_5f_abcd" style:list-style-name="L4">
      <style:text-properties officeooo:paragraph-rsid="0043445f"/>
    </style:style>
    <style:style style:name="P68" style:family="paragraph" style:parent-style-name="_5f_num_5f_abcd" style:list-style-name="L4">
      <style:text-properties officeooo:paragraph-rsid="00462445"/>
    </style:style>
    <style:style style:name="P69" style:family="paragraph" style:parent-style-name="_5f_num_5f_abcd">
      <style:text-properties officeooo:paragraph-rsid="004138f6"/>
    </style:style>
    <style:style style:name="P70" style:family="paragraph" style:parent-style-name="_5f_num_5f_abcd" style:list-style-name="liste_5f_abc">
      <style:paragraph-properties fo:margin-top="0.199cm" fo:margin-bottom="0cm" loext:contextual-spacing="false"/>
    </style:style>
    <style:style style:name="P71" style:family="paragraph" style:parent-style-name="_5f_num_5f_abcd" style:list-style-name="liste_5f_abc">
      <style:paragraph-properties fo:margin-top="0.049cm" fo:margin-bottom="0cm" loext:contextual-spacing="false"/>
    </style:style>
    <style:style style:name="P72" style:family="paragraph" style:parent-style-name="_5f_num_5f_abcd" style:list-style-name="liste_5f_abc">
      <style:paragraph-properties fo:margin-top="0.45cm" fo:margin-bottom="0cm" loext:contextual-spacing="false" fo:text-align="justify" style:justify-single-word="false"/>
    </style:style>
    <style:style style:name="P7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2fd016"/>
    </style:style>
    <style:style style:name="T6" style:family="text">
      <style:text-properties fo:font-variant="normal" fo:text-transform="none" fo:color="#d7e12c" style:font-name="Bitstream Vera Sans3" fo:font-size="16pt" fo:font-style="normal" fo:text-shadow="none" fo:font-weight="bold" officeooo:rsid="002fd016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style:font-name="Bitstream Vera Sans3" fo:font-size="16pt" fo:font-style="normal" fo:text-shadow="none" fo:font-weight="bold" officeooo:rsid="004138f6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fo:font-weight="normal" style:font-name-asian="OpenSymbol3" style:font-weight-asian="normal" style:font-name-complex="OpenSymbol3" style:font-weight-complex="normal"/>
    </style:style>
    <style:style style:name="T9" style:family="text">
      <style:text-properties fo:font-variant="normal" fo:text-transform="none" style:use-window-font-color="true" style:font-name="Bitstream Vera Sans3" fo:font-size="9pt" fo:font-style="normal" fo:font-weight="normal" style:font-name-asian="OpenSymbol3" style:font-size-asian="9pt" style:font-style-asian="normal" style:font-weight-asian="normal" style:font-name-complex="OpenSymbol3" style:font-size-complex="9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Bitstream Vera Sans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" style:family="text">
      <style:text-properties fo:font-variant="normal" fo:text-transform="none" style:use-window-font-color="true" style:font-name="OpenSymbol3" fo:font-size="9pt" fo:font-style="normal" fo:font-weight="normal" style:font-name-asian="OpenSymbol3" style:font-size-asian="9pt" style:font-style-asian="normal" style:font-weight-asian="normal" style:font-name-complex="OpenSymbol3" style:font-size-complex="9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OpenSymbol3" fo:font-size="9pt" fo:font-style="normal" fo:font-weight="normal" fo:background-color="transparent" loext:char-shading-value="0" style:font-name-asian="OpenSymbol3" style:font-size-asian="9pt" style:font-style-asian="normal" style:font-weight-asian="normal" style:font-name-complex="OpenSymbol3" style:font-size-complex="9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OpenSymbol3" fo:font-size="10pt" fo:font-style="normal" fo:font-weight="normal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5" style:family="text">
      <style:text-properties fo:font-variant="normal" fo:text-transform="none" fo:color="#b3b3b3" style:font-name="Bitstream Vera Sans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6" style:family="text">
      <style:text-properties officeooo:rsid="0019fee0"/>
    </style:style>
    <style:style style:name="T17" style:family="text">
      <style:text-properties officeooo:rsid="001eed56"/>
    </style:style>
    <style:style style:name="T18" style:family="text"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b3b3b3"/>
    </style:style>
    <style:style style:name="T20" style:family="text">
      <style:text-properties fo:color="#b3b3b3" style:font-name="Bitstream Vera Sans1" fo:font-size="10pt" style:font-size-asian="10pt" style:font-size-complex="10pt"/>
    </style:style>
    <style:style style:name="T21" style:family="text">
      <style:text-properties fo:color="#b3b3b3" style:font-name="Bitstream Vera Sans1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b3b3b3" style:font-name="Times New Roman" fo:font-size="11pt" fo:font-style="italic" style:font-size-asian="11pt" style:font-style-asian="italic" style:font-size-complex="11pt" style:font-style-complex="italic"/>
    </style:style>
    <style:style style:name="T23" style:family="text">
      <style:text-properties fo:color="#b3b3b3"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b3b3b3" fo:font-style="normal" style:font-style-asian="normal" style:font-style-complex="normal"/>
    </style:style>
    <style:style style:name="T25" style:family="text">
      <style:text-properties fo:color="#b3b3b3" fo:font-weight="normal" style:font-weight-asian="normal" style:font-weight-complex="normal"/>
    </style:style>
    <style:style style:name="T26" style:family="text">
      <style:text-properties fo:color="#b3b3b3" fo:font-weight="normal" style:font-size-asian="10pt" style:font-weight-asian="normal" style:font-size-complex="10pt" style:font-weight-complex="normal"/>
    </style:style>
    <style:style style:name="T27" style:family="text">
      <style:text-properties style:font-name="OpenSymbol3"/>
    </style:style>
    <style:style style:name="T28" style:family="text">
      <style:text-properties style:font-name="OpenSymbol3" fo:font-size="10pt" fo:font-weight="normal" officeooo:rsid="003c3163" style:font-name-asian="OpenSymbol3" style:font-size-asian="10pt" style:font-weight-asian="normal" style:font-name-complex="OpenSymbol3" style:font-size-complex="10pt" style:font-weight-complex="normal"/>
    </style:style>
    <style:style style:name="T29" style:family="text">
      <style:text-properties style:font-name="OpenSymbol3" fo:font-size="12pt" style:font-size-asian="12pt" style:font-size-complex="12pt"/>
    </style:style>
    <style:style style:name="T30" style:family="text">
      <style:text-properties style:font-name="OpenSymbol3" style:font-name-asian="OpenSymbol3" style:font-name-complex="OpenSymbol3"/>
    </style:style>
    <style:style style:name="T31" style:family="text">
      <style:text-properties style:font-name="OpenSymbol3" fo:font-size="11pt" style:font-name-asian="OpenSymbol3" style:font-size-asian="11pt" style:font-name-complex="OpenSymbol3" style:font-size-complex="11pt"/>
    </style:style>
    <style:style style:name="T32" style:family="text">
      <style:text-properties style:font-name="OpenSymbol3" fo:font-size="11pt" fo:font-style="normal" fo:font-weight="normal" style:font-name-asian="OpenSymbol3" style:font-size-asian="11pt" style:font-style-asian="normal" style:font-weight-asian="normal" style:font-name-complex="OpenSymbol3" style:font-size-complex="11pt" style:font-style-complex="normal" style:font-weight-complex="normal"/>
    </style:style>
    <style:style style:name="T33" style:family="text">
      <style:text-properties style:font-name="OpenSymbol3" fo:font-size="11pt" fo:font-style="normal" style:font-name-asian="OpenSymbol3" style:font-size-asian="11pt" style:font-style-asian="normal" style:font-name-complex="OpenSymbol3" style:font-size-complex="11pt" style:font-style-complex="normal"/>
    </style:style>
    <style:style style:name="T34" style:family="text">
      <style:text-properties style:font-name="OpenSymbol3" fo:font-size="11pt" fo:font-weight="normal" style:font-name-asian="OpenSymbol3" style:font-size-asian="11pt" style:font-weight-asian="normal" style:font-name-complex="OpenSymbol3" style:font-size-complex="11pt" style:font-weight-complex="normal"/>
    </style:style>
    <style:style style:name="T35" style:family="text">
      <style:text-properties style:font-name="OpenSymbol3" fo:font-style="normal" style:font-style-asian="normal" style:font-style-complex="normal"/>
    </style:style>
    <style:style style:name="T36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37" style:family="text">
      <style:text-properties style:use-window-font-color="true" style:font-name="OpenSymbol3"/>
    </style:style>
    <style:style style:name="T38" style:family="text">
      <style:text-properties style:use-window-font-color="true" style:font-name="OpenSymbol3" fo:font-weight="normal" style:font-weight-asian="normal" style:font-weight-complex="normal"/>
    </style:style>
    <style:style style:name="T39" style:family="text">
      <style:text-properties style:use-window-font-color="true" style:font-name="OpenSymbol2" fo:font-size="11pt" style:font-name-asian="OpenSymbol2" style:font-size-asian="11pt" style:font-name-complex="OpenSymbol2" style:font-size-complex="11pt"/>
    </style:style>
    <style:style style:name="T40" style:family="text">
      <style:text-properties style:use-window-font-color="true" style:font-name="Bitstream Vera Sans3" fo:font-size="9pt" fo:font-style="normal" style:font-size-asian="9pt" style:font-style-asian="normal" style:font-size-complex="9pt" style:font-style-complex="normal"/>
    </style:style>
    <style:style style:name="T41" style:family="text">
      <style:text-properties style:use-window-font-color="true" style:font-name="Bitstream Vera Sans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officeooo:rsid="00206cf4"/>
    </style:style>
    <style:style style:name="T43" style:family="text">
      <style:text-properties style:font-name="Bitstream Vera Sans1" fo:font-size="10pt" style:font-size-asian="10pt" style:font-size-complex="10pt"/>
    </style:style>
    <style:style style:name="T44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45" style:family="text">
      <style:text-properties officeooo:rsid="00261aef"/>
    </style:style>
    <style:style style:name="T46" style:family="text">
      <style:text-properties fo:color="#000000" style:font-name="OpenSymbol3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000000" style:font-name="OpenSymbol" fo:font-size="12pt" fo:font-style="normal" style:text-underline-style="none" style:font-name-asian="OpenSymbol" style:font-size-asian="12pt" style:font-style-asian="normal" style:font-name-complex="OpenSymbol" style:font-size-complex="12pt" style:font-style-complex="normal"/>
    </style:style>
    <style:style style:name="T48" style:family="text">
      <style:text-properties fo:color="#000000"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49" style:family="text">
      <style:text-properties fo:color="#000000" style:font-name="Bitstream Vera Sans" fo:font-size="10pt" officeooo:rsid="0043445f"/>
    </style:style>
    <style:style style:name="T50" style:family="text">
      <style:text-properties style:text-position="0% 100%" style:font-name-asian="OpenSymbol3" style:font-style-asian="normal" style:font-name-complex="OpenSymbol3" style:font-style-complex="normal"/>
    </style:style>
    <style:style style:name="T51" style:family="text">
      <style:text-properties style:text-position="0% 100%" officeooo:rsid="00206cf4" style:font-name-asian="OpenSymbol3" style:font-style-asian="normal" style:font-name-complex="OpenSymbol3" style:font-style-complex="normal"/>
    </style:style>
    <style:style style:name="T52" style:family="text">
      <style:text-properties style:text-position="0% 100%" style:font-name="OpenSymbol1" fo:font-size="9pt" officeooo:rsid="005c4ae9" style:font-name-asian="OpenSymbol3" style:font-size-asian="9pt" style:font-name-complex="OpenSymbol3" style:font-size-complex="9pt"/>
    </style:style>
    <style:style style:name="T53" style:family="text">
      <style:text-properties style:text-position="0% 100%" fo:font-size="10pt" fo:font-weight="normal" officeooo:rsid="002d13de" style:font-size-asian="10pt" style:font-weight-asian="normal" style:font-size-complex="10pt" style:font-weight-complex="normal"/>
    </style:style>
    <style:style style:name="T54" style:family="text">
      <style:text-properties style:font-name="OpenSymbol" fo:font-size="12pt" fo:font-style="normal" style:text-underline-style="none" style:font-name-asian="OpenSymbol" style:font-size-asian="12pt" style:font-style-asian="normal" style:font-name-complex="OpenSymbol" style:font-size-complex="12pt" style:font-style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3c3163" style:font-size-asian="10pt" style:font-weight-asian="normal" style:font-size-complex="10pt" style:font-weight-complex="normal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letter-spacing="normal"/>
    </style:style>
    <style:style style:name="T61" style:family="text">
      <style:text-properties fo:letter-spacing="normal" fo:font-weight="normal" officeooo:rsid="003d2965" style:font-weight-asian="normal" style:font-weight-complex="normal"/>
    </style:style>
    <style:style style:name="T62" style:family="text">
      <style:text-properties fo:letter-spacing="normal" fo:font-weight="normal" officeooo:rsid="003c3163" style:font-weight-asian="normal" style:font-weight-complex="normal"/>
    </style:style>
    <style:style style:name="T63" style:family="text">
      <style:text-properties fo:letter-spacing="normal" fo:font-weight="normal" officeooo:rsid="00452ab1" style:font-weight-asian="normal" style:font-weight-complex="normal"/>
    </style:style>
    <style:style style:name="T64" style:family="text">
      <style:text-properties fo:letter-spacing="normal" officeooo:rsid="00452ab1"/>
    </style:style>
    <style:style style:name="T65" style:family="text">
      <style:text-properties officeooo:rsid="0043445f"/>
    </style:style>
    <style:style style:name="T66" style:family="text">
      <style:text-properties officeooo:rsid="00452ab1"/>
    </style:style>
    <style:style style:name="T67" style:family="text">
      <style:text-properties fo:letter-spacing="-0.004cm"/>
    </style:style>
    <style:style style:name="T68" style:family="text">
      <style:text-properties fo:letter-spacing="-0.004cm" officeooo:rsid="00452ab1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390*" fo:start-indent="0cm" fo:end-indent="0.15cm"/>
          <style:column style:rel-width="279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2594*" fo:start-indent="0cm" fo:end-indent="0.15cm"/>
          <style:column style:rel-width="2594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21591039" text:style-name="Num_5f_Exo">
        <text:list-item>
          <text:h text:style-name="P64" text:outline-level="1"><text:span text:style-name="Bold_5f_niv1"><text:span text:style-name="T55"> </text:span></text:span><text:span text:style-name="Bold_5f_niv1"><text:span text:style-name="T5">À</text:span></text:span><text:span text:style-name="Bold_5f_niv1"> partir de représentation</text:span><text:span text:style-name="Bold_5f_niv1"><text:span text:style-name="T45">s</text:span></text:span></text:h>
        </text:list-item>
      </text:list>
      <text:list xml:id="list3304395885" text:style-name="liste_5f_abc">
        <text:list-item>
          <text:list>
            <text:list-item>
              <text:p text:style-name="P66">Hachure une surface représentant <draw:frame draw:style-name="fr3" draw:name="Objet49" text:anchor-type="as-char" svg:width="0.293cm" svg:height="0.87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text:s/>de l’aire du rectangle <text:span text:style-name="T45">unité.</text:span></text:p>
            </text:list-item>
          </text:list>
        </text:list-item>
      </text:list>
      <text:p text:style-name="P26"><draw:g text:anchor-type="paragraph" draw:z-index="20" draw:style-name="gr10"><draw:rect draw:style-name="gr11" draw:text-style-name="P76" svg:width="2.504cm" svg:height="1.303cm" svg:x="1.937cm" svg:y="0.072cm"><text:p/></draw:rect><draw:line draw:style-name="gr12" draw:text-style-name="P77" svg:x1="1.926cm" svg:y1="0.714cm" svg:x2="4.438cm" svg:y2="0.714cm"><text:p/></draw:line><draw:line draw:style-name="gr12" draw:text-style-name="P77" svg:x1="3.177cm" svg:y1="0.06cm" svg:x2="3.177cm" svg:y2="1.358cm"><text:p/></draw:line><draw:rect draw:style-name="gr11" draw:text-style-name="P76" svg:width="2.5cm" svg:height="1.303cm" svg:x="4.937cm" svg:y="0.072cm"><text:p/></draw:rect><draw:line draw:style-name="gr12" draw:text-style-name="P77" svg:x1="4.925cm" svg:y1="0.714cm" svg:x2="7.435cm" svg:y2="0.714cm"><text:p/></draw:line><draw:line draw:style-name="gr12" draw:text-style-name="P77" svg:x1="6.177cm" svg:y1="0.06cm" svg:x2="6.177cm" svg:y2="1.358cm"><text:p/></draw:line></draw:g></text:p>
      <text:list xml:id="list172725289609994" text:continue-numbering="true" text:style-name="liste_5f_abc">
        <text:list-item>
          <text:list>
            <text:list-item>
              <text:p text:style-name="P66">Place le point d’abscisse <draw:frame draw:style-name="fr3" draw:name="Objet50" text:anchor-type="as-char" svg:width="0.293cm" svg:height="0.87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text:s/>sur la demi-droite graduée suivante.</text:p>
            </text:list-item>
          </text:list>
        </text:list-item>
      </text:list>
      <text:p text:style-name="P27"/>
      <text:list xml:id="list172724835372639" text:continue-numbering="true" text:style-name="liste_5f_abc">
        <text:list-item>
          <text:list>
            <text:list-item>
              <text:p text:style-name="P70"><draw:g text:anchor-type="char" draw:z-index="21" draw:style-name="gr1"><draw:frame draw:style-name="gr2" draw:text-style-name="P74" svg:width="0.287cm" svg:height="0.452cm" svg:x="0.044cm" svg:y="-0.585cm"><draw:text-box><text:p text:style-name="P73"><text:span text:style-name="T69">0</text:span></text:p></draw:text-box></draw:frame><draw:line draw:style-name="gr3" draw:text-style-name="P75" svg:x1="0.17cm" svg:y1="-0.792cm" svg:x2="9.11cm" svg:y2="-0.792cm"><text:p/></draw:line><draw:line draw:style-name="gr4" draw:text-style-name="P75" svg:x1="0.166cm" svg:y1="-0.945cm" svg:x2="0.166cm" svg:y2="-0.646cm"><text:p/></draw:line><draw:line draw:style-name="gr5" draw:text-style-name="P75" svg:x1="1.998cm" svg:y1="-0.945cm" svg:x2="1.998cm" svg:y2="-0.646cm"><text:p/></draw:line><draw:line draw:style-name="gr6" draw:text-style-name="P75" svg:x1="3.822cm" svg:y1="-0.945cm" svg:x2="3.822cm" svg:y2="-0.646cm"><text:p/></draw:line><draw:line draw:style-name="gr7" draw:text-style-name="P75" svg:x1="5.65cm" svg:y1="-0.945cm" svg:x2="5.65cm" svg:y2="-0.646cm"><text:p/></draw:line><draw:line draw:style-name="gr8" draw:text-style-name="P75" svg:x1="7.475cm" svg:y1="-0.945cm" svg:x2="7.475cm" svg:y2="-0.646cm"><text:p/></draw:line><draw:frame draw:style-name="gr9" draw:text-style-name="P74" svg:width="0.29cm" svg:height="0.451cm" svg:x="7.35cm" svg:y="-0.583cm"><draw:text-box><text:p text:style-name="P73"><text:span text:style-name="T69">2</text:span></text:p></draw:text-box></draw:frame></draw:g>Écris ces nombres sous la forme :</text:p>
            </text:list-item>
          </text:list>
        </text:list-item>
      </text:list>
      <text:p text:style-name="P33">un nombre entier <text:span text:style-name="T30"></text:span> une fraction inférieure à 1.</text:p>
      <text:section text:style-name="Sect1" text:name="Section7">
        <text:list xml:id="list2155813523" text:style-name="_5f_Numérotation_20_des_20_exercices_20_livrets">
          <text:list-item>
            <text:list>
              <text:list-item>
                <text:list>
                  <text:list-item>
                    <text:p text:style-name="P56"><draw:frame draw:style-name="fr3" draw:name="Objet56" text:anchor-type="as-char" svg:width="0.393cm" svg:height="0.87cm" draw:z-index="2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37">=</text:span> <text:span text:style-name="_5f_pointillés_20_gris">.....</text:span> <text:span text:style-name="T39"></text:span> <text:span text:style-name="_5f_pointillés_20_gris">.....</text:span></text:p>
                  </text:list-item>
                  <text:list-item>
                    <text:p text:style-name="P57"><draw:frame draw:style-name="fr3" draw:name="Objet57" text:anchor-type="as-char" svg:width="0.393cm" svg:height="0.87cm" draw:z-index="24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37">=</text:span> <text:span text:style-name="_5f_pointillés_20_gris">.....</text:span> <text:span text:style-name="T39"></text:span> <text:span text:style-name="_5f_pointillés_20_gris">.....</text:span></text:p>
                  </text:list-item>
                </text:list>
              </text:list-item>
            </text:list>
          </text:list-item>
        </text:list>
      </text:section>
      <text:list xml:id="list172725871307960" text:continue-list="list2155813523" text:style-name="Num_5f_Exo">
        <text:list-item>
          <text:h text:style-name="P34" text:outline-level="1"><text:span text:style-name="T44"> </text:span><text:span text:style-name="_5f_Numéros_20_second_20_de_20_s_27_entraîner_20_et_20_approfondir"><text:span text:style-name="T56">Voici six multiples de 13.</text:span></text:span></text:h>
        </text:list-item>
      </text:list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29"><text:span text:style-name="_5f_Symbole"><text:span text:style-name="T52">×</text:span></text:span></text:p>
          </table:table-cell>
          <table:table-cell table:style-name="Tableau1.B1" office:value-type="string">
            <text:p text:style-name="P30">1</text:p>
          </table:table-cell>
          <table:table-cell table:style-name="Tableau1.B1" office:value-type="string">
            <text:p text:style-name="P30">2</text:p>
          </table:table-cell>
          <table:table-cell table:style-name="Tableau1.B1" office:value-type="string">
            <text:p text:style-name="P30">3</text:p>
          </table:table-cell>
          <table:table-cell table:style-name="Tableau1.B1" office:value-type="string">
            <text:p text:style-name="P30">4</text:p>
          </table:table-cell>
          <table:table-cell table:style-name="Tableau1.B1" office:value-type="string">
            <text:p text:style-name="P30">5</text:p>
          </table:table-cell>
          <table:table-cell table:style-name="Tableau1.G1" office:value-type="string">
            <text:p text:style-name="P30">6</text:p>
          </table:table-cell>
        </table:table-row>
        <table:table-row>
          <table:table-cell table:style-name="Tableau1.A2" office:value-type="string">
            <text:p text:style-name="P30">13</text:p>
          </table:table-cell>
          <table:table-cell table:style-name="Tableau1.F2" office:value-type="string">
            <text:p text:style-name="P30">13</text:p>
          </table:table-cell>
          <table:table-cell table:style-name="Tableau1.F2" office:value-type="string">
            <text:p text:style-name="P30">26</text:p>
          </table:table-cell>
          <table:table-cell table:style-name="Tableau1.F2" office:value-type="string">
            <text:p text:style-name="P30">39</text:p>
          </table:table-cell>
          <table:table-cell table:style-name="Tableau1.E2" office:value-type="float" office:value="52">
            <text:p text:style-name="P30">52</text:p>
          </table:table-cell>
          <table:table-cell table:style-name="Tableau1.F2" office:value-type="string">
            <text:p text:style-name="P30">65</text:p>
          </table:table-cell>
          <table:table-cell table:style-name="Tableau1.G2" office:value-type="string">
            <text:p text:style-name="P30">78</text:p>
          </table:table-cell>
        </table:table-row>
      </table:table>
      <text:list xml:id="list172726218760007" text:continue-list="list172724835372639" text:style-name="liste_5f_abc">
        <text:list-item text:start-value="1">
          <text:p text:style-name="P46"><text:span text:style-name="_5f_Numéros_20_second_20_de_20_s_27_entraîner_20_et_20_approfondir"><text:span text:style-name="T57">Écris chaque fraction sous la forme :</text:span></text:span></text:p>
        </text:list-item>
      </text:list>
      <text:p text:style-name="P33"><text:span text:style-name="_5f_Numéros_20_second_20_de_20_s_27_entraîner_20_et_20_approfondir"><text:span text:style-name="T57">un nombre entier </text:span></text:span><text:span text:style-name="_5f_Numéros_20_second_20_de_20_s_27_entraîner_20_et_20_approfondir"><text:span text:style-name="T28"></text:span></text:span><text:span text:style-name="_5f_Numéros_20_second_20_de_20_s_27_entraîner_20_et_20_approfondir"><text:span text:style-name="T57"> une fraction inférieure à 1.</text:span></text:span></text:p>
      <text:p text:style-name="P39"><text:span text:style-name="_5f_pointillés_20_gris"><text:span text:style-name="T55"><draw:frame draw:style-name="fr3" draw:name="Objet2" text:anchor-type="as-char" svg:width="0.517cm" svg:height="0.87cm" draw:z-index="2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55"><draw:frame draw:style-name="fr3" draw:name="Objet5" text:anchor-type="as-char" svg:width="0.517cm" svg:height="0.87cm" draw:z-index="2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55"><draw:frame draw:style-name="fr3" draw:name="Objet7" text:anchor-type="as-char" svg:width="0.517cm" svg:height="0.8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55"><draw:frame draw:style-name="fr3" draw:name="Objet8" text:anchor-type="as-char" svg:width="0.517cm" svg:height="0.87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<text:p text:style-name="P40"><draw:frame draw:style-name="fr3" draw:name="Objet10" text:anchor-type="as-char" svg:width="0.517cm" svg:height="0.87cm" draw:z-index="3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<text:list xml:id="list172725830390392" text:continue-numbering="true" text:style-name="liste_5f_abc">
        <text:list-item>
          <text:p text:style-name="P72"><text:span text:style-name="_5f_BVS"><text:span text:style-name="T61">Encadre</text:span></text:span><text:span text:style-name="_5f_BVS"><text:span text:style-name="T62"> chaque fraction par deux entiers consé</text:span></text:span><text:span text:style-name="_5f_BVS"><text:span text:style-name="T63">­</text:span></text:span><text:span text:style-name="_5f_BVS"><text:span text:style-name="T62">cutifs.</text:span></text:span></text:p>
        </text:list-item>
      </text:list>
      <text:p text:style-name="P39"><text:span text:style-name="_5f_pointillés_20_gris"><text:span text:style-name="T25">..............................…</text:span></text:span><text:span text:style-name="_5f_pointillés_20_gris"><text:span text:style-name="T26">.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span text:style-name="T55"><draw:frame draw:style-name="fr3" draw:name="Objet11" text:anchor-type="as-char" svg:width="0.517cm" svg:height="0.87cm" draw:z-index="33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25">..............................…</text:span></text:span><text:span text:style-name="_5f_pointillés_20_gris"><text:span text:style-name="T26">.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span text:style-name="T55"><draw:frame draw:style-name="fr3" draw:name="Objet12" text:anchor-type="as-char" svg:width="0.517cm" svg:height="0.87cm" draw:z-index="3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25">..............................…</text:span></text:span><text:span text:style-name="_5f_pointillés_20_gris"><text:span text:style-name="T26">.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span text:style-name="T55"><draw:frame draw:style-name="fr3" draw:name="Objet13" text:anchor-type="as-char" svg:width="0.517cm" svg:height="0.87cm" draw:z-index="3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25">..............................…</text:span></text:span><text:span text:style-name="_5f_pointillés_20_gris"><text:span text:style-name="T26">.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span text:style-name="T55"><draw:frame draw:style-name="fr3" draw:name="Objet14" text:anchor-type="as-char" svg:width="0.517cm" svg:height="0.87cm" draw:z-index="3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tab/></text:span></text:p>
      <text:p text:style-name="P40"><text:span text:style-name="_5f_pointillés_20_gris"><text:span text:style-name="T25">..............................…</text:span></text:span><text:span text:style-name="_5f_pointillés_20_gris"><text:span text:style-name="T26">.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span text:style-name="T55"><draw:frame draw:style-name="fr3" draw:name="Objet15" text:anchor-type="as-char" svg:width="0.517cm" svg:height="0.87cm" draw:z-index="3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55"> </text:span></text:span><text:span text:style-name="_5f_Symbole"><text:span text:style-name="T53"></text:span></text:span><text:span text:style-name="_5f_pointillés_20_gris"><text:span text:style-name="T55"> </text:span></text:span><text:span text:style-name="_5f_pointillés_20_gris"><text:tab/></text:span></text:p>
      <text:list xml:id="list172724297298944" text:continue-list="list1621591039" text:style-name="Num_5f_Exo">
        <text:list-item text:start-value="3">
          <text:h text:style-name="P65" text:outline-level="1" text:restart-numbering="true" text:start-value="3"><text:span text:style-name="_5f_Numéros_20_second_20_de_20_s_27_entraîner_20_et_20_approfondir"><text:span text:style-name="T55"> </text:span></text:span><text:span text:style-name="Bold_5f_niv1">Avec la division euclidienne</text:span></text:h>
        </text:list-item>
      </text:list>
      <text:list xml:id="list172725899017033" text:continue-list="list172725830390392" text:style-name="liste_5f_abc">
        <text:list-item>
          <text:list>
            <text:list-item text:start-value="1">
              <text:p text:style-name="P66">Pose la division euclidienne de 87 par 4.</text:p>
            </text:list-item>
          </text:list>
        </text:list-item>
      </text:list>
      <text:section text:style-name="Sect2" text:name="Section5">
        <text:p text:style-name="P31"/>
        <text:p text:style-name="P31"/>
        <text:p text:style-name="P32"/>
        <text:p text:style-name="_5f_Paragraphe_20_livret"><text:span text:style-name="T17">Q</text:span>uel est :</text:p>
        <text:list xml:id="list172725634956583" text:continue-list="list172725871307960" text:style-name="_5f_Numérotation_20_des_20_exercices_20_livrets">
          <text:list-item>
            <text:list>
              <text:list-item>
                <text:list>
                  <text:list-item>
                    <text:p text:style-name="P44">le quo<text:span text:style-name="T42">tient </text:span><text:span text:style-name="_5f_BVS"><text:span text:style-name="T42">? </text:span></text:span><text:span text:style-name="_5f_pointillés_20_gris"><text:span text:style-name="T51"><text:tab/></text:span></text:span></text:p>
                  </text:list-item>
                  <text:list-item>
                    <text:p text:style-name="P43">le reste ?<text:span text:style-name="_5f_pointillés_20_gris"> </text:span><text:span text:style-name="_5f_pointillés_20_gris"><text:span text:style-name="T50"><text:tab/></text:span></text:span></text:p>
                  </text:list-item>
                </text:list>
              </text:list-item>
            </text:list>
          </text:list-item>
        </text:list>
      </text:section>
      <text:list xml:id="list172725906811716" text:continue-list="list172725899017033" text:style-name="liste_5f_abc">
        <text:list-item>
          <text:list>
            <text:list-item>
              <text:p text:style-name="P71">Encadre <draw:frame draw:style-name="fr5" draw:name="Objet3" text:anchor-type="as-char" svg:width="0.517cm" svg:height="0.87cm" draw:z-index="2"><draw:object xlink:href="./Object 13" xlink:type="simple" xlink:show="embed" xlink:actuate="onLoad"/><draw:image xlink:href="./ObjectReplacements/Object 13" xlink:type="simple" xlink:show="embed" xlink:actuate="onLoad"/></draw:frame><text:s/>par deux entiers consécutifs.</text:p>
            </text:list-item>
          </text:list>
        </text:list-item>
      </text:list>
      <text:p text:style-name="P28"><text:span text:style-name="_5f_pointillés_20_gris"><text:span text:style-name="T50"><text:tab/></text:span></text:span></text:p>
      <text:list xml:id="list172725375847475" text:continue-numbering="true" text:style-name="liste_5f_abc">
        <text:list-item>
          <text:list>
            <text:list-item>
              <text:p text:style-name="P45"><text:span text:style-name="T45">Écris</text:span> <draw:frame draw:style-name="fr4" draw:name="Objet4" text:anchor-type="as-char" svg:y="-0.513cm" svg:width="0.517cm" svg:height="0.87cm" draw:z-index="3"><draw:object xlink:href="./Object 14" xlink:type="simple" xlink:show="embed" xlink:actuate="onLoad"/><draw:image xlink:href="./ObjectReplacements/Object 14" xlink:type="simple" xlink:show="embed" xlink:actuate="onLoad"/></draw:frame><text:s/><text:span text:style-name="T49">sous la forme d’</text:span>une somme d’un entier et d’une fraction plus petite que 1.</text:p>
            </text:list-item>
          </text:list>
        </text:list-item>
      </text:list>
      <text:p text:style-name="FILET_5f_POINTILLES"><text:span text:style-name="_5f_pointillés_20_gris"><text:tab/></text:span></text:p>
      <text:list xml:id="list172725915316530" text:continue-list="list172724297298944" text:style-name="Num_5f_Exo">
        <text:list-item>
          <text:h text:style-name="P36" text:outline-level="1"> Écris chaque fraction sous la forme :</text:h>
        </text:list-item>
      </text:list>
      <text:p text:style-name="P33">un nombre entier <text:span text:style-name="T30"></text:span> une fraction inférieure à 1.</text:p>
      <text:section text:style-name="Sect3" text:name="Section2">
        <text:list xml:id="list172725052292185" text:continue-list="list172725375847475" text:style-name="liste_5f_abc">
          <text:list-item>
            <text:list>
              <text:list-item text:start-value="1">
                <text:p text:style-name="P47"><draw:frame draw:style-name="fr3" draw:name="Objet6" text:anchor-type="as-char" svg:width="0.617cm" svg:height="0.87cm" draw:z-index="4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27">=</text:span> <text:span text:style-name="T19">.....</text:span> <text:span text:style-name="T31"></text:span> <text:span text:style-name="T19">.....</text:span></text:p>
              </text:list-item>
              <text:list-item>
                <text:p text:style-name="P49"><text:span text:style-name="T18"><text:tab/></text:span><text:span text:style-name="T18"><draw:frame draw:style-name="fr3" draw:name="Objet9" text:anchor-type="as-char" svg:width="0.617cm" svg:height="0.87cm" draw:z-index="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6">=</text:span><text:span text:style-name="T18"> ..... </text:span><text:span text:style-name="_5f_BVS"><text:span text:style-name="T32"></text:span></text:span><text:span text:style-name="T18"> ..…</text:span></text:p>
              </text:list-item>
            </text:list>
          </text:list-item>
          <text:list-item>
            <text:p text:style-name="P48"><text:span text:style-name="T35"><draw:frame draw:style-name="fr3" draw:name="Objet18" text:anchor-type="as-char" svg:width="0.84cm" svg:height="0.87cm" draw:z-index="2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5">=</text:span><text:span text:style-name="T59"> </text:span><text:span text:style-name="T24">.....</text:span><text:span text:style-name="T59"> </text:span><text:span text:style-name="T33"></text:span><text:span text:style-name="T59"> </text:span><text:span text:style-name="T24">...</text:span><text:span text:style-name="T19">..</text:span></text:p>
          </text:list-item>
          <text:list-item>
            <text:p text:style-name="P50"><text:span text:style-name="T18"><draw:frame draw:style-name="fr3" draw:name="Objet19" text:anchor-type="as-char" svg:width="0.617cm" svg:height="0.87cm" draw:z-index="2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46">=</text:span><text:span text:style-name="T18"> ..... </text:span><text:span text:style-name="_5f_BVS"><text:span text:style-name="T34"></text:span></text:span><text:span text:style-name="T18"> ..…</text:span></text:p>
          </text:list-item>
          <text:list-item>
            <text:p text:style-name="P51"><text:span text:style-name="T18"><draw:frame draw:style-name="fr3" draw:name="Objet23" text:anchor-type="as-char" svg:width="0.617cm" svg:height="0.87cm" draw:z-index="2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6">=</text:span><text:span text:style-name="T18"> ..... </text:span><text:span text:style-name="_5f_BVS"><text:span text:style-name="T34"></text:span></text:span><text:span text:style-name="T18"> ..…</text:span></text:p>
          </text:list-item>
          <text:list-item>
            <text:p text:style-name="P51"><text:span text:style-name="T18"><draw:frame draw:style-name="fr3" draw:name="Objet109" text:anchor-type="as-char" svg:width="0.84cm" svg:height="0.87cm" draw:z-index="19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46">=</text:span><text:span text:style-name="T18"> ..... </text:span><text:span text:style-name="_5f_BVS"><text:span text:style-name="T34"></text:span></text:span><text:span text:style-name="T18"> ..…</text:span></text:p>
          </text:list-item>
        </text:list>
      </text:section>
      <text:list xml:id="list172724995988929" text:continue-list="list172725915316530" text:style-name="Num_5f_Exo">
        <text:list-item>
          <text:h text:style-name="P35" text:outline-level="1"> <text:span text:style-name="T10">Écris sous la forme d’une seule</text:span><text:span text:style-name="T13"> </text:span><text:span text:style-name="T10">fraction.</text:span></text:h>
        </text:list-item>
      </text:list>
      <text:list xml:id="list32572530" text:style-name="L4">
        <text:list-item>
          <text:p text:style-name="P67"><text:span text:style-name="_5f_BVS"><text:span text:style-name="T55">25</text:span></text:span><text:span text:style-name="_5f_pointillés_20_gris"><text:span text:style-name="T41"> </text:span></text:span><text:span text:style-name="_5f_pointillés_20_gris"><text:span text:style-name="T13"></text:span></text:span><text:span text:style-name="_5f_pointillés_20_gris"><text:span text:style-name="T15"><draw:frame draw:style-name="fr3" draw:name="Objet16" text:anchor-type="as-char" svg:width="0.492cm" svg:height="0.8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  </text:list-item>
        <text:list-item>
          <text:p text:style-name="P68"><text:span text:style-name="_5f_BVS"><text:span text:style-name="T8">4</text:span></text:span><text:span text:style-name="_5f_pointillés_20_gris"><text:span text:style-name="T9"> </text:span></text:span><text:span text:style-name="_5f_pointillés_20_gris"><text:span text:style-name="T13"></text:span></text:span><text:span text:style-name="_5f_pointillés_20_gris"><text:span text:style-name="T11"><draw:frame draw:style-name="fr3" draw:name="Objet17" text:anchor-type="as-char" svg:width="0.492cm" svg:height="0.87cm" draw:z-index="39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  </text:list-item>
        <text:list-item>
          <text:p text:style-name="P68"><text:span text:style-name="_5f_BVS"><text:span text:style-name="T8">7</text:span></text:span><text:span text:style-name="_5f_pointillés_20_gris"><text:span text:style-name="T9"> </text:span></text:span><text:span text:style-name="_5f_pointillés_20_gris"><text:span text:style-name="T13"></text:span></text:span><text:span text:style-name="_5f_pointillés_20_gris"><text:span text:style-name="T11"><draw:frame draw:style-name="fr3" draw:name="Objet20" text:anchor-type="as-char" svg:width="0.492cm" svg:height="0.87cm" draw:z-index="4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  </text:list-item>
        <text:list-item>
          <text:p text:style-name="P67"><text:span text:style-name="_5f_pointillés_20_gris"><text:span text:style-name="T9">12 </text:span></text:span><text:span text:style-name="_5f_pointillés_20_gris"><text:span text:style-name="T14">−</text:span></text:span><text:span text:style-name="_5f_pointillés_20_gris"><text:span text:style-name="T9"><draw:frame draw:style-name="fr3" draw:name="Objet21" text:anchor-type="as-char" svg:width="0.492cm" svg:height="0.87cm" draw:z-index="4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55"> </text:span></text:span><text:span text:style-name="_5f_pointillés_20_gris"><text:span text:style-name="T38">=</text:span></text:span><text:span text:style-name="_5f_pointillés_20_gris"><text:span text:style-name="T55"> </text:span></text:span><text:span text:style-name="_5f_pointillés_20_gris"><text:tab/></text:span></text:p>
        </text:list-item>
      </text:list>
      <text:list xml:id="list172724277657304" text:continue-list="list172724995988929" text:style-name="Num_5f_Exo">
        <text:list-item>
          <text:h text:style-name="P37" text:outline-level="1"> <text:span text:style-name="T67">Encadre chaque fraction par deux entiers consé</text:span><text:span text:style-name="T68">­</text:span><text:span text:style-name="T67">cutifs.</text:span></text:h>
        </text:list-item>
      </text:list>
      <text:section text:style-name="Sect4" text:name="Section17">
        <text:list xml:id="list172725865341277" text:continue-list="list172725052292185" text:style-name="liste_5f_abc">
          <text:list-item>
            <text:list>
              <text:list-item text:start-value="1">
                <text:p text:style-name="P52"><text:span text:style-name="T19">.........</text:span> <text:span text:style-name="T29"></text:span><text:span text:style-name="T29"><draw:frame draw:style-name="fr3" draw:name="Objet146" text:anchor-type="as-char" svg:width="0.497cm" svg:height="0.873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9"></text:span> <text:span text:style-name="T19">......</text:span><text:span text:style-name="T20">..</text:span><text:span text:style-name="T19">...</text:span><text:span text:style-name="T20">..</text:span></text:p>
              </text:list-item>
              <text:list-item>
                <text:p text:style-name="P52"><text:span text:style-name="T19">.........</text:span> <text:span text:style-name="T29"></text:span><text:span text:style-name="T29"><draw:frame draw:style-name="fr3" draw:name="Objet147" text:anchor-type="as-char" svg:width="0.497cm" svg:height="0.873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9"></text:span> <text:span text:style-name="T19">.........</text:span><text:span text:style-name="T20">....</text:span></text:p>
              </text:list-item>
              <text:list-item>
                <text:p text:style-name="P58"><text:span text:style-name="T19">.........</text:span> <text:span text:style-name="T29"></text:span><text:span text:style-name="T29"><draw:frame draw:style-name="fr3" draw:name="Objet150" text:anchor-type="as-char" svg:width="0.497cm" svg:height="0.873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9"></text:span> <text:span text:style-name="T19">.........</text:span><text:span text:style-name="T20">....</text:span></text:p>
              </text:list-item>
              <text:list-item>
                <text:p text:style-name="P52"><text:span text:style-name="T19">.........</text:span> <text:span text:style-name="T29"></text:span><text:span text:style-name="T29"><draw:frame draw:style-name="fr3" draw:name="Objet151" text:anchor-type="as-char" svg:width="0.497cm" svg:height="0.87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9"></text:span> <text:span text:style-name="T19">.........</text:span><text:span text:style-name="T20">....</text:span></text:p>
              </text:list-item>
            </text:list>
          </text:list-item>
        </text:list>
      </text:section>
      <text:list xml:id="list172725438801305" text:continue-list="list172724277657304" text:style-name="Num_5f_Exo">
        <text:list-item>
          <text:h text:style-name="P38" text:outline-level="1"><text:span text:style-name="_5f_Numéros_20_second_20_de_20_s_27_entraîner_20_et_20_approfondir"><text:span text:style-name="T56"> </text:span></text:span><text:span text:style-name="T67">Encadre chaque fraction par deux entiers consé</text:span><text:span text:style-name="T68">­</text:span><text:span text:style-name="T67">cutifs.</text:span></text:h>
        </text:list-item>
      </text:list>
      <text:section text:style-name="Sect4" text:name="Section3">
        <text:list xml:id="list172724195114345" text:continue-list="list172725865341277" text:style-name="liste_5f_abc">
          <text:list-item text:start-value="1">
            <text:p text:style-name="P53"><text:span text:style-name="T19">........</text:span> <text:span text:style-name="corps"><text:span text:style-name="T54"></text:span></text:span><text:span text:style-name="T36"><draw:frame draw:style-name="fr3" draw:name="Objet24" text:anchor-type="as-char" svg:width="0.721cm" svg:height="0.873cm" draw:z-index="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corps"><text:span text:style-name="T54"></text:span></text:span> <text:span text:style-name="T19">..…</text:span><text:span text:style-name="T20">.</text:span><text:span text:style-name="T19">..</text:span><text:span text:style-name="T20">.</text:span><text:span text:style-name="T19">..</text:span></text:p>
          </text:list-item>
          <text:list-item>
            <text:p text:style-name="P54"><text:span text:style-name="T20">.........</text:span><text:span text:style-name="T43"> </text:span><text:span text:style-name="corps"><text:span text:style-name="T54"></text:span></text:span><text:span text:style-name="T29"><text:tab/></text:span><text:span text:style-name="T36"><draw:frame draw:style-name="fr3" draw:name="Objet25" text:anchor-type="as-char" svg:width="0.947cm" svg:height="0.873cm" draw:z-index="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corps"><text:span text:style-name="T54"></text:span></text:span><text:span text:style-name="T43"> </text:span><text:span text:style-name="T20">...…..</text:span></text:p>
          </text:list-item>
          <text:list-item>
            <text:p text:style-name="P55"><text:span text:style-name="T20">......... </text:span><text:span text:style-name="corps"><text:span text:style-name="T47"></text:span></text:span><text:span text:style-name="T22"><draw:frame draw:style-name="fr3" draw:name="Objet110" text:anchor-type="as-char" svg:width="0.72cm" svg:height="0.873cm" draw:z-index="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corps"><text:span text:style-name="T47"></text:span></text:span><text:span text:style-name="T20"> .......…</text:span></text:p>
          </text:list-item>
          <text:list-item>
            <text:p text:style-name="P59"><text:span text:style-name="_5f_pointillés_20_gris"><text:span text:style-name="T21">........ </text:span></text:span><text:span text:style-name="corps"><text:span text:style-name="T48"></text:span></text:span><text:span text:style-name="_5f_pointillés_20_gris"><text:span text:style-name="T23"><draw:frame draw:style-name="fr3" draw:name="Objet113" text:anchor-type="as-char" svg:width="0.944cm" svg:height="0.873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corps"><text:span text:style-name="T48"></text:span></text:span><text:span text:style-name="_5f_pointillés_20_gris"><text:span text:style-name="T21"> ......…</text:span>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OpenSymbol1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 text:number-lines="true" text:line-number="3" style:writing-mode="lr-tb">
        <style:tab-stops/>
      </style:paragraph-properties>
      <style:text-properties fo:color="#e8c32a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loext:contextual-spacing="false" style:page-number="auto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Zeichenforma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Character_5f_20_5f_style" style:display-name="Character_20_style" style:family="text"/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Exemple_5f_bold" style:display-name="Exemple_bold" style:family="text">
      <style:text-properties fo:color="#4d4d4d" style:font-name="Bitstream Vera Sans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variable" style:display-name="Exemple_variable" style:family="text" style:parent-style-name="Exemple_5f_bold">
      <style:text-properties fo:color="#4d4d4d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 style:parent-style-name="Bold_5f_niv1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livret" style:family="text"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25870*"/>
    </style:style>
    <style:style style:name="Tableau2.B" style:family="table-column">
      <style:table-column-properties style:rel-column-width="39665*"/>
    </style:style>
    <style:style style:name="Tableau2.1" style:family="table-row">
      <style:table-row-properties style:min-row-height="1.199cm"/>
    </style:style>
    <style:style style:name="Tableau2.A1" style:family="table-cell">
      <style:table-cell-properties style:vertical-align="middle" fo:padding="0cm" fo:border="none"/>
    </style:style>
    <style:style style:name="Tableau2.B1.1" style:family="table-column">
      <style:table-column-properties style:rel-column-width="37954*"/>
    </style:style>
    <style:style style:name="Tableau2.B1.2" style:family="table-column">
      <style:table-column-properties style:rel-column-width="1711*"/>
    </style:style>
    <style:style style:name="Tableau2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Header">
      <style:text-properties fo:font-size="14pt" style:font-size-asian="14pt" style:font-size-complex="14pt"/>
    </style:style>
    <style:style style:name="MP2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6" style:family="paragraph" style:parent-style-name="Standard">
      <style:text-properties fo:font-size="2pt" style:font-size-asian="2pt" style:font-size-complex="2pt"/>
    </style:style>
    <style:style style:name="MP27" style:family="paragraph" style:parent-style-name="_5f_En-tête">
      <style:text-properties officeooo:paragraph-rsid="00378113"/>
    </style:style>
    <style:style style:name="MP28" style:family="paragraph">
      <loext:graphic-properties draw:fill="solid" draw:fill-color="#d7e12c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paragraph-properties fo:text-align="start" style:justify-single-word="false"/>
      <style:text-properties officeooo:paragraph-rsid="004138f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fd016"/>
    </style:style>
    <style:style style:name="MT7" style:family="text">
      <style:text-properties fo:font-variant="normal" fo:text-transform="none" fo:color="#d7e12c" style:font-name="Bitstream Vera Sans3" fo:font-size="16pt" fo:font-style="normal" fo:text-shadow="none" fo:font-weight="bold" officeooo:rsid="002fd016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d7e12c" style:font-name="Bitstream Vera Sans3" fo:font-size="16pt" fo:font-style="normal" fo:text-shadow="none" fo:font-weight="bold" officeooo:rsid="004138f6" style:font-size-asian="16pt" style:font-style-asian="normal" style:font-size-complex="16pt" style:font-style-complex="normal"/>
    </style:style>
    <style:style style:name="MT9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2_20_impaire_20__28_D_29_" style:display-name="_Fiche éditeur série 2 impaire (D)" style:page-layout-name="Mpm12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2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1"/>
      </style:footer-left>
    </style:master-page>
    <style:master-page style:name="_5f_Fiche_20_éditeur_20_série_20_4_20_impaire_20__28_D_29_" style:display-name="_Fiche éditeur série 4 impaire (D)" style:page-layout-name="Mpm13" style:next-style-name="_5f_Fiche_20_éditeur_20_série_20_4_20_paire_20__28_G_29_">
      <style:header>
        <text:p text:style-name="MP12">Série 4 : ???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ynthèse_20_impaire_20__28_D_29_" style:display-name="_Fiche éditeur synthèse impaire (D)" style:page-layout-name="Mpm13" style:next-style-name="_5f_Fiche_20_éditeur_20_synthèse_20_paire_20__28_G_29_">
      <style:header>
        <text:p text:style-name="MP12">Synthèse</text:p>
      </style:header>
      <style:footer>
        <text:p text:style-name="MP9">Chapitre ? : ...</text:p>
      </style:footer>
      <style:footer-left>
        <text:p text:style-name="MP14"/>
      </style:footer-left>
    </style:master-page>
    <style:master-page style:name="_5f_Fiche_20_éditeur_20_série_20_1_20_paire_20__28_G_29_" style:display-name="_Fiche éditeur série 1 paire (G)" style:page-layout-name="Mpm14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5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5" style:next-style-name="_5f_Fiche_20_éditeur_20_série_20_3_20_impaire_20__28_D_29_">
      <style:header>
        <text:p text:style-name="MP12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5" style:next-style-name="_5f_Fiche_20_éditeur_20_série_20_4_20_impaire_20__28_D_29_">
      <style:header>
        <text:p text:style-name="MP12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5" style:next-style-name="_5f_Fiche_20_éditeur_20_synthèse_20_impaire_20__28_D_29_">
      <style:header>
        <text:p text:style-name="MP12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6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_5f_Fiche_20_éditeur_20_série_20_2_20__20_impaire_20__28_D_29_" style:display-name="_Fiche éditeur série 2  impaire (D)" style:page-layout-name="Mpm17" style:next-style-name="_5f_Fiche_20_éditeur_20_série_20_2_20_impaire_20__28_G_29__20_une_20_colonne">
      <style:header>
        <text:p text:style-name="Entête_20_couleur">Série 2 : Calcul littéral</text:p>
      </style:header>
      <style:header-left>
        <text:p text:style-name="MP12">Série 2 : Distributivité</text:p>
      </style:header-left>
      <style:footer>
        <text:p text:style-name="MP21">Chapitre N4 : Calcul littéral</text:p>
      </style:footer>
      <style:footer-left>
        <text:p text:style-name="MP22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18">
      <style:header>
        <text:p text:style-name="Entête_20_couleur">Série 2 : Calcul littéral</text:p>
      </style:header>
      <style:footer>
        <text:p text:style-name="MP23">Chapitre N4 : Calcul littéral</text:p>
      </style:footer>
    </style:master-page>
    <style:master-page style:name="_5f_Fiche_20_du_20_livret_20_pair" style:display-name="_Fiche du livret pair" style:page-layout-name="Mpm19">
      <style:header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au2.1">
              <table:table-cell table:style-name="Tableau2.A1" office:value-type="string">
                <text:p text:style-name="Standard"/>
              </table:table-cell>
              <table:table-cell>
                <table:table table:is-sub-table="true">
                  <table:table-column table:style-name="Tableau2.B1.1"/>
                  <table:table-column table:style-name="Tableau2.B1.2"/>
                  <table:table-row table:style-name="Tableau2.B1.1">
                    <table:table-cell table:style-name="Tableau2.A1" office:value-type="string">
                      <text:p text:style-name="MP24">N4 : Fractions</text:p>
                    </table:table-cell>
                    <table:table-cell table:style-name="Tableau2.A1" office:value-type="string">
                      <text:p text:style-name="MP24"/>
                    </table:table-cell>
                  </table:table-row>
                  <table:table-row table:style-name="Tableau2.B1.1">
                    <table:table-cell table:style-name="Tableau2.A1" office:value-type="string">
                      <text:p text:style-name="MP25">Série 1 : Fractions et parts</text:p>
                    </table:table-cell>
                    <table:table-cell table:style-name="Tableau2.A1" office:value-type="string">
                      <text:p text:style-name="MP25"/>
                    </table:table-cell>
                  </table:table-row>
                </table:table>
              </table:table-cell>
            </table:table-row>
          </table:table-header-rows>
        </table:table>
        <text:p text:style-name="MP26"/>
      </style:header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1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7" draw:style-name="Mgr2" draw:text-style-name="MP30" svg:width="2.703cm" svg:height="0.715cm" draw:transform="rotate (0.0872664625997165) translate (-0.172861111111111cm 0.218722222222222cm)"><draw:text-box><text:p text:style-name="MP29"><text:span text:style-name="MT5">Série 2</text:span></text:p></draw:text-box></draw:frame><draw:line text:anchor-type="paragraph" draw:z-index="16" draw:style-name="Mgr3" draw:text-style-name="MP29" svg:x1="11.71cm" svg:y1="0.383cm" svg:x2="20.496cm" svg:y2="0.36cm"><text:p/></draw:line><text:span text:style-name="MT6">Décompos</text:span><text:span text:style-name="MT7">e</text:span><text:span text:style-name="MT8">r</text:span><text:span text:style-name="MT6"> des fractions</text:span></text:p>
      </style:header>
      <style:footer>
        <text:p text:style-name="MP31"><draw:frame draw:style-name="Mfr1" draw:name="Cadre11" text:anchor-type="paragraph" svg:y="-0.06cm" draw:z-index="1"><draw:text-box fo:min-height="0.499cm" fo:min-width="3cm"><draw:frame draw:style-name="Mfr2" draw:name="Cadre2" text:anchor-type="frame" svg:x="0.45cm" svg:y="0.079cm" svg:width="0.817cm" draw:z-index="10"><draw:text-box fo:min-height="0.355cm"><text:p text:style-name="MP32"><draw:g text:anchor-type="paragraph" draw:z-index="18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25</text:page-number></text:p></draw:text-box></draw:frame><text:p text:style-name="MP34">Nombres rationnels • A<text:span text:style-name="MT9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3T17:27:23.762000000</dc:date>
    <meta:editing-duration>P1DT8H40M48S</meta:editing-duration>
    <meta:editing-cycles>34</meta:editing-cycles>
    <meta:generator>LibreOffice/6.3.3.2$Windows_X86_64 LibreOffice_project/a64200df03143b798afd1ec74a12ab50359878ed</meta:generator>
    <meta:document-statistic meta:table-count="2" meta:image-count="0" meta:object-count="34" meta:page-count="1" meta:paragraph-count="113" meta:word-count="488" meta:character-count="2836" meta:non-whitespace-character-count="2040"/>
  </office:meta>
</office:document-meta>
</file>

<file path=Object 10/content.xml><?xml version="1.0" encoding="utf-8"?>
<math xmlns="http://www.w3.org/1998/Math/MathML" display="block">
  <semantics>
    <mfrac>
      <mn>30</mn>
      <mn>13</mn>
    </mfrac>
    <annotation encoding="StarMath 5.0">{30} over {13}</annotation>
  </semantics>
</math>
</file>

<file path=Object 11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{5}over{6}</annotation>
  </semantics>
</math>
</file>

<file path=Object 13/content.xml><?xml version="1.0" encoding="utf-8"?>
<math xmlns="http://www.w3.org/1998/Math/MathML" display="block">
  <semantics>
    <mfrac>
      <mn>87</mn>
      <mn>4</mn>
    </mfrac>
    <annotation encoding="StarMath 5.0">{87} over {4}</annotation>
  </semantics>
</math>
</file>

<file path=Object 14/content.xml><?xml version="1.0" encoding="utf-8"?>
<math xmlns="http://www.w3.org/1998/Math/MathML" display="block">
  <semantics>
    <mfrac>
      <mn>87</mn>
      <mn>4</mn>
    </mfrac>
    <annotation encoding="StarMath 5.0">{87} over {4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7</mn>
      <mn>2</mn>
    </mfrac>
    <annotation encoding="StarMath 5.0">{7}over{2}</annotation>
  </semantics>
</math>
</file>

<file path=Object 17/content.xml><?xml version="1.0" encoding="utf-8"?>
<math xmlns="http://www.w3.org/1998/Math/MathML" display="block">
  <semantics>
    <mfrac>
      <mn>34</mn>
      <mn>13</mn>
    </mfrac>
    <annotation encoding="StarMath 5.0">{34} over {13}</annotation>
  </semantics>
</math>
</file>

<file path=Object 18/content.xml><?xml version="1.0" encoding="utf-8"?>
<math xmlns="http://www.w3.org/1998/Math/MathML" display="block">
  <semantics>
    <mfrac>
      <mn>78</mn>
      <mn>9</mn>
    </mfrac>
    <annotation encoding="StarMath 5.0">{{78}} over {{9}}</annotation>
  </semantics>
</math>
</file>

<file path=Object 19/content.xml><?xml version="1.0" encoding="utf-8"?>
<math xmlns="http://www.w3.org/1998/Math/MathML" display="block">
  <semantics>
    <mfrac>
      <mn>62</mn>
      <mn>13</mn>
    </mfrac>
    <annotation encoding="StarMath 5.0"> {62} over {13}</annotation>
  </semantics>
</math>
</file>

<file path=Object 2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20/content.xml><?xml version="1.0" encoding="utf-8"?>
<math xmlns="http://www.w3.org/1998/Math/MathML" display="block">
  <semantics>
    <mfrac>
      <mn>5</mn>
      <mn>13</mn>
    </mfrac>
    <annotation encoding="StarMath 5.0">{5} over {13}</annotation>
  </semantics>
</math>
</file>

<file path=Object 21/content.xml><?xml version="1.0" encoding="utf-8"?>
<math xmlns="http://www.w3.org/1998/Math/MathML" display="block">
  <semantics>
    <mfrac>
      <mn>30</mn>
      <mn>13</mn>
    </mfrac>
    <annotation encoding="StarMath 5.0">{30} over {13}</annotation>
  </semantics>
</math>
</file>

<file path=Object 22/content.xml><?xml version="1.0" encoding="utf-8"?>
<math xmlns="http://www.w3.org/1998/Math/MathML" display="block">
  <semantics>
    <mfrac>
      <mn>77</mn>
      <mn>13</mn>
    </mfrac>
    <annotation encoding="StarMath 5.0">{77} over {13}</annotation>
  </semantics>
</math>
</file>

<file path=Object 23/content.xml><?xml version="1.0" encoding="utf-8"?>
<math xmlns="http://www.w3.org/1998/Math/MathML" display="block">
  <semantics>
    <mfrac>
      <mn>77</mn>
      <mn>13</mn>
    </mfrac>
    <annotation encoding="StarMath 5.0">{77} over {13}</annotation>
  </semantics>
</math>
</file>

<file path=Object 26/content.xml><?xml version="1.0" encoding="utf-8"?>
<math xmlns="http://www.w3.org/1998/Math/MathML" display="block">
  <semantics>
    <mfrac>
      <mn>1</mn>
      <mn>2</mn>
    </mfrac>
    <annotation encoding="StarMath 5.0">{{1}} over {{2}}</annotation>
  </semantics>
</math>
</file>

<file path=Object 27/content.xml><?xml version="1.0" encoding="utf-8"?>
<math xmlns="http://www.w3.org/1998/Math/MathML">
  <semantics>
    <mrow>
      <mfrac>
        <mrow>
          <mn>59</mn>
        </mrow>
        <mrow>
          <mn>4</mn>
        </mrow>
      </mfrac>
    </mrow>
    <annotation encoding="StarMath 5.0">{59}over{4}</annotation>
  </semantics>
</math>
</file>

<file path=Object 28/content.xml><?xml version="1.0" encoding="utf-8"?>
<math xmlns="http://www.w3.org/1998/Math/MathML" display="block">
  <semantics>
    <mfrac>
      <mn>115</mn>
      <mn>6</mn>
    </mfrac>
    <annotation encoding="StarMath 5.0">{115}over{6}</annotation>
  </semantics>
</math>
</file>

<file path=Object 29/content.xml><?xml version="1.0" encoding="utf-8"?>
<math xmlns="http://www.w3.org/1998/Math/MathML" display="block">
  <semantics>
    <mfrac>
      <mn>11</mn>
      <mn>3</mn>
    </mfrac>
    <annotation encoding="StarMath 5.0">{11}over{3}</annotation>
  </semantics>
</math>
</file>

<file path=Object 3/content.xml><?xml version="1.0" encoding="utf-8"?>
<math xmlns="http://www.w3.org/1998/Math/MathML" display="block">
  <semantics>
    <mfrac>
      <mn>6</mn>
      <mn>4</mn>
    </mfrac>
    <annotation encoding="StarMath 5.0">{{6}} over {{4}}</annotation>
  </semantics>
</math>
</file>

<file path=Object 30/content.xml><?xml version="1.0" encoding="utf-8"?>
<math xmlns="http://www.w3.org/1998/Math/MathML" display="block">
  <semantics>
    <mfrac>
      <mn>5</mn>
      <mn>9</mn>
    </mfrac>
    <annotation encoding="StarMath 5.0">{{5}} over {{9}}</annotation>
  </semantics>
</math>
</file>

<file path=Object 31/content.xml><?xml version="1.0" encoding="utf-8"?>
<math xmlns="http://www.w3.org/1998/Math/MathML" display="block">
  <semantics>
    <mfrac>
      <mn>2</mn>
      <mn>3</mn>
    </mfrac>
    <annotation encoding="StarMath 5.0">{{2} over {3}}</annotation>
  </semantics>
</math>
</file>

<file path=Object 33/content.xml><?xml version="1.0" encoding="utf-8"?>
<math xmlns="http://www.w3.org/1998/Math/MathML" display="block">
  <semantics>
    <mfrac>
      <mn>602</mn>
      <mn>100</mn>
    </mfrac>
    <annotation encoding="StarMath 5.0">{{602}} over {{100}}</annotation>
  </semantics>
</math>
</file>

<file path=Object 34/content.xml><?xml version="1.0" encoding="utf-8"?>
<math xmlns="http://www.w3.org/1998/Math/MathML" display="block">
  <semantics>
    <mfrac>
      <mn>123</mn>
      <mn>9</mn>
    </mfrac>
    <annotation encoding="StarMath 5.0">{{123}} over {{9}}</annotation>
  </semantics>
</math>
</file>

<file path=Object 35/content.xml><?xml version="1.0" encoding="utf-8"?>
<math xmlns="http://www.w3.org/1998/Math/MathML" display="block">
  <semantics>
    <mfrac>
      <mn>67</mn>
      <mn>12</mn>
    </mfrac>
    <annotation encoding="StarMath 5.0">{{67}} over {{12}}</annotation>
  </semantics>
</math>
</file>

<file path=Object 36/content.xml><?xml version="1.0" encoding="utf-8"?>
<math xmlns="http://www.w3.org/1998/Math/MathML" display="block">
  <semantics>
    <mfrac>
      <mn>49</mn>
      <mn>12</mn>
    </mfrac>
    <annotation encoding="StarMath 5.0">{{49}} over {{12}}</annotation>
  </semantics>
</math>
</file>

<file path=Object 37/content.xml><?xml version="1.0" encoding="utf-8"?>
<math xmlns="http://www.w3.org/1998/Math/MathML" display="block">
  <semantics>
    <mfrac>
      <mn>37</mn>
      <mn>15</mn>
    </mfrac>
    <annotation encoding="StarMath 5.0">{{37}} over {{15}}</annotation>
  </semantics>
</math>
</file>

<file path=Object 38/content.xml><?xml version="1.0" encoding="utf-8"?>
<math xmlns="http://www.w3.org/1998/Math/MathML" display="block">
  <semantics>
    <mfrac>
      <mn>1</mn>
      <mn>4</mn>
    </mfrac>
    <annotation encoding="StarMath 5.0">{{1}} over {{4}}</annotation>
  </semantics>
</math>
</file>

<file path=Object 4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5/content.xml><?xml version="1.0" encoding="utf-8"?>
<math xmlns="http://www.w3.org/1998/Math/MathML" display="block">
  <semantics>
    <mfrac>
      <mn>6</mn>
      <mn>4</mn>
    </mfrac>
    <annotation encoding="StarMath 5.0">{{6}} over {{4}}</annotation>
  </semantics>
</math>
</file>

<file path=Object 6/content.xml><?xml version="1.0" encoding="utf-8"?>
<math xmlns="http://www.w3.org/1998/Math/MathML" display="block">
  <semantics>
    <mfrac>
      <mn>167</mn>
      <mn>15</mn>
    </mfrac>
    <annotation encoding="StarMath 5.0">{167}over{15}</annotation>
  </semantics>
</math>
</file>

<file path=Object 7/content.xml><?xml version="1.0" encoding="utf-8"?>
<math xmlns="http://www.w3.org/1998/Math/MathML" display="block">
  <semantics>
    <mfrac>
      <mn>34</mn>
      <mn>13</mn>
    </mfrac>
    <annotation encoding="StarMath 5.0">{34} over {13}</annotation>
  </semantics>
</math>
</file>

<file path=Object 8/content.xml><?xml version="1.0" encoding="utf-8"?>
<math xmlns="http://www.w3.org/1998/Math/MathML" display="block">
  <semantics>
    <mfrac>
      <mn>62</mn>
      <mn>13</mn>
    </mfrac>
    <annotation encoding="StarMath 5.0"> {62} over {13}</annotation>
  </semantics>
</math>
</file>

<file path=Object 9/content.xml><?xml version="1.0" encoding="utf-8"?>
<math xmlns="http://www.w3.org/1998/Math/MathML" display="block">
  <semantics>
    <mfrac>
      <mn>5</mn>
      <mn>13</mn>
    </mfrac>
    <annotation encoding="StarMath 5.0">{5} over {13}</annotation>
  </semantics>
</math>
</file>